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3.478in"/>
    </style:style>
    <style:style style:name="co5" style:family="table-column">
      <style:table-column-properties fo:break-before="auto" style:column-width="2.026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ff00" fo:font-size="10pt" style:font-size-asian="10pt" style:font-weight-asian="normal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_2" table:style-name="ta1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number-columns-repeated="1021" table:default-cell-style-name="ce2"/>
        <table:table-row table:style-name="ro2">
          <table:table-cell table:style-name="ce1" office:value-type="string">
            <text:p>COP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y: Dividend Yield</text:p>
          </table:table-cell>
          <table:table-cell table:formula="of:=COM.SMF.TICKER.GETINFO.PYTHON.SMFIMPL.GETYAHOO([.A1];1)" office:value-type="string" office:string-value="3.77">
            <text:p>3.7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: Dividend per Share</text:p>
          </table:table-cell>
          <table:table-cell table:formula="of:=COM.SMF.TICKER.GETINFO.PYTHON.SMFIMPL.GETYAHOO([.A1];2)" office:value-type="string" office:string-value="2.67">
            <text:p>2.67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2: Ask (Realtime)</text:p>
          </table:table-cell>
          <table:table-cell table:formula="of:=COM.SMF.TICKER.GETINFO.PYTHON.SMFIMPL.GETYAHOO([.A1];3)" office:value-type="string" office:string-value="70.97">
            <text:p>70.9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1: Dividend Pay Date</text:p>
          </table:table-cell>
          <table:table-cell table:formula="of:=COM.SMF.TICKER.GETINFO.PYTHON.SMFIMPL.GETYAHOO([.A1];4)" office:value-type="string" office:string-value="&quot;Sep  3&quot;">
            <text:p>"Sep <text:s/>3"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3: Bid (Realtime)</text:p>
          </table:table-cell>
          <table:table-cell table:formula="of:=COM.SMF.TICKER.GETINFO.PYTHON.SMFIMPL.GETYAHOO([.A1];5)" office:value-type="string" office:string-value="70.66">
            <text:p>70.6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q: Ex-Dividend Date</text:p>
          </table:table-cell>
          <table:table-cell table:formula="of:=COM.SMF.TICKER.GETINFO.PYTHON.SMFIMPL.GETYAHOO([.A1];6)" office:value-type="string" office:string-value="&quot;Jul 18&quot;">
            <text:p>"Jul 18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: Previous Close<text:tab/></text:p>
          </table:table-cell>
          <table:table-cell table:formula="of:=COM.SMF.TICKER.GETINFO.PYTHON.SMFIMPL.GETYAHOO([.A1];7)" office:value-type="string" office:string-value="70.84">
            <text:p>70.84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: Open<text:tab/></text:p>
          </table:table-cell>
          <table:table-cell table:formula="of:=COM.SMF.TICKER.GETINFO.PYTHON.SMFIMPL.GETYAHOO([.A1];8)" office:value-type="string" office:string-value="70.73">
            <text:p>70.7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1: Change</text:p>
          </table:table-cell>
          <table:table-cell table:formula="of:=COM.SMF.TICKER.GETINFO.PYTHON.SMFIMPL.GETYAHOO([.A1];9)" office:value-type="string" office:string-value="+0.16">
            <text:p>+0.1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1: Last Trade Date</text:p>
          </table:table-cell>
          <table:table-cell table:formula="of:=COM.SMF.TICKER.GETINFO.PYTHON.SMFIMPL.GETYAHOO([.A1];10)" office:value-type="string" office:string-value="&quot;9/20/2013&quot;">
            <text:p>"9/20/2013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: Change &amp; Percent Change</text:p>
          </table:table-cell>
          <table:table-cell table:formula="of:=COM.SMF.TICKER.GETINFO.PYTHON.SMFIMPL.GETYAHOO([.A1];11)" office:value-type="string" office:string-value="&quot;+0.16 - +0.23%&quot;">
            <text:p>"+0.16 - +0.23%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2: Trade Date</text:p>
          </table:table-cell>
          <table:table-cell table:formula="of:=COM.SMF.TICKER.GETINFO.PYTHON.SMFIMPL.GETYAHOO([.A1];12)" office:value-type="string" office:string-value="-">
            <text:p>-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6: Change (Realtime)</text:p>
          </table:table-cell>
          <table:table-cell table:formula="of:=COM.SMF.TICKER.GETINFO.PYTHON.SMFIMPL.GETYAHOO([.A1];13)" office:value-type="string" office:string-value="&quot;+0.16&quot;">
            <text:p>"+0.16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1: Last Trade Time</text:p>
          </table:table-cell>
          <table:table-cell table:formula="of:=COM.SMF.TICKER.GETINFO.PYTHON.SMFIMPL.GETYAHOO([.A1];14)" office:value-type="string" office:string-value="&quot;4:02pm&quot;">
            <text:p>"4:02pm"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k2: Change Percent (Realtime)<text:tab/></text:p>
          </table:table-cell>
          <table:table-cell table:formula="of:=COM.SMF.TICKER.GETINFO.PYTHON.SMFIMPL.GETYAHOO([.A1];15)" office:value-type="string" office:string-value="&quot;N/A - +0.23%&quot;">
            <text:p>"N/A - +0.23%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2: Change in Percent<text:tab/></text:p>
          </table:table-cell>
          <table:table-cell table:formula="of:=COM.SMF.TICKER.GETINFO.PYTHON.SMFIMPL.GETYAHOO([.A1];16)" office:value-type="string" office:string-value="&quot;+0.23%&quot;">
            <text:p>"+0.23%"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8: After Hours Change (Realtime)</text:p>
          </table:table-cell>
          <table:table-cell table:formula="of:=COM.SMF.TICKER.GETINFO.PYTHON.SMFIMPL.GETYAHOO([.A1];17)" office:value-type="string" office:string-value="&quot;N/A - N/A&quot;">
            <text:p>"N/A - N/A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5: Change From 200 Day Moving Average</text:p>
          </table:table-cell>
          <table:table-cell table:formula="of:=COM.SMF.TICKER.GETINFO.PYTHON.SMFIMPL.GETYAHOO([.A1];18)" office:value-type="string" office:string-value="+8.0812">
            <text:p>+8.0812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3: Commission</text:p>
          </table:table-cell>
          <table:table-cell table:formula="of:=COM.SMF.TICKER.GETINFO.PYTHON.SMFIMPL.GETYAHOO([.A1];19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6: Percent Change From 200 Day Moving Average</text:p>
          </table:table-cell>
          <table:table-cell table:formula="of:=COM.SMF.TICKER.GETINFO.PYTHON.SMFIMPL.GETYAHOO([.A1];20)" office:value-type="string" office:string-value="+12.84%">
            <text:p>+12.84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: Todays Low</text:p>
          </table:table-cell>
          <table:table-cell table:formula="of:=COM.SMF.TICKER.GETINFO.PYTHON.SMFIMPL.GETYAHOO([.A1];21)" office:value-type="string" office:string-value="70.2725">
            <text:p>70.2725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7: Change From 50 Day Moving Average</text:p>
          </table:table-cell>
          <table:table-cell table:formula="of:=COM.SMF.TICKER.GETINFO.PYTHON.SMFIMPL.GETYAHOO([.A1];22)" office:value-type="string" office:string-value="+3.4223">
            <text:p>+3.422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: Todays High</text:p>
          </table:table-cell>
          <table:table-cell table:formula="of:=COM.SMF.TICKER.GETINFO.PYTHON.SMFIMPL.GETYAHOO([.A1];23)" office:value-type="string" office:string-value="71.09">
            <text:p>71.09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8: Percent Change From 50 Day Moving Average</text:p>
          </table:table-cell>
          <table:table-cell table:formula="of:=COM.SMF.TICKER.GETINFO.PYTHON.SMFIMPL.GETYAHOO([.A1];24)" office:value-type="string" office:string-value="+5.06%">
            <text:p>+5.06%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k1: Last Trade (Realtime) With Time</text:p>
          </table:table-cell>
          <table:table-cell table:formula="of:=COM.SMF.TICKER.GETINFO.PYTHON.SMFIMPL.GETYAHOO([.A1];25)" office:value-type="string" office:string-value="&quot;N/A - &lt;b&gt;71.00&lt;/b&gt;&quot;">
            <text:p>"N/A - &lt;b&gt;71.00&lt;/b&gt;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3: 50 Day Moving Average</text:p>
          </table:table-cell>
          <table:table-cell table:formula="of:=COM.SMF.TICKER.GETINFO.PYTHON.SMFIMPL.GETYAHOO([.A1];26)" office:value-type="string" office:string-value="67.5777">
            <text:p>67.577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: Last Trade (With Time)</text:p>
          </table:table-cell>
          <table:table-cell table:formula="of:=COM.SMF.TICKER.GETINFO.PYTHON.SMFIMPL.GETYAHOO([.A1];27)" office:value-type="string" office:string-value="&quot;Sep 20 - &lt;b&gt;71.00&lt;/b&gt;&quot;">
            <text:p>"Sep 20 - &lt;b&gt;71.00&lt;/b&gt;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4: 200 Day Moving Average</text:p>
          </table:table-cell>
          <table:table-cell table:formula="of:=COM.SMF.TICKER.GETINFO.PYTHON.SMFIMPL.GETYAHOO([.A1];28)" office:value-type="string" office:string-value="62.9188">
            <text:p>62.9188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1: Last Trade (Price Only)<text:tab/></text:p>
          </table:table-cell>
          <table:table-cell table:formula="of:=COM.SMF.TICKER.GETINFO.PYTHON.SMFIMPL.GETYAHOO([.A1];29)" office:value-type="string" office:string-value="71.00">
            <text:p>71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8: 1 yr Target Price<text:tab/></text:p>
          </table:table-cell>
          <table:table-cell table:formula="of:=COM.SMF.TICKER.GETINFO.PYTHON.SMFIMPL.GETYAHOO([.A1];30)" office:value-type="string" office:string-value="70.27">
            <text:p>70.2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w1: Todays Value Change</text:p>
          </table:table-cell>
          <table:table-cell table:formula="of:=COM.SMF.TICKER.GETINFO.PYTHON.SMFIMPL.GETYAHOO([.A1];31)" office:value-type="string" office:string-value="&quot;- - +0.23%&quot;">
            <text:p>"- - +0.23%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1: Holdings Gain Percent</text:p>
          </table:table-cell>
          <table:table-cell table:formula="of:=COM.SMF.TICKER.GETINFO.PYTHON.SMFIMPL.GETYAHOO([.A1];32)" office:value-type="string" office:string-value="&quot;- - -&quot;">
            <text:p>"- - -"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w4: Todays Value Change (Realtime)</text:p>
          </table:table-cell>
          <table:table-cell table:formula="of:=COM.SMF.TICKER.GETINFO.PYTHON.SMFIMPL.GETYAHOO([.A1];33)" office:value-type="string" office:string-value="&quot;N/A - N/A&quot;">
            <text:p>"N/A - N/A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3: Annualized Gain</text:p>
          </table:table-cell>
          <table:table-cell table:formula="of:=COM.SMF.TICKER.GETINFO.PYTHON.SMFIMPL.GETYAHOO([.A1];34)" office:value-type="string" office:string-value="&quot;-&quot;">
            <text:p>"-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1: Price Paid</text:p>
          </table:table-cell>
          <table:table-cell table:formula="of:=COM.SMF.TICKER.GETINFO.PYTHON.SMFIMPL.GETYAHOO([.A1];35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4: Holdings Gain</text:p>
          </table:table-cell>
          <table:table-cell table:formula="of:=COM.SMF.TICKER.GETINFO.PYTHON.SMFIMPL.GETYAHOO([.A1];36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: Todays Range</text:p>
          </table:table-cell>
          <table:table-cell table:formula="of:=COM.SMF.TICKER.GETINFO.PYTHON.SMFIMPL.GETYAHOO([.A1];37)" office:value-type="string" office:string-value="&quot;70.2725 - 71.09&quot;">
            <text:p>"70.2725 - 71.09"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g5: Holdings Gain Percent (Realtime)</text:p>
          </table:table-cell>
          <table:table-cell table:formula="of:=COM.SMF.TICKER.GETINFO.PYTHON.SMFIMPL.GETYAHOO([.A1];38)" office:value-type="string" office:string-value="&quot;N/A - N/A&quot;">
            <text:p>"N/A - N/A"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m2: Todays Range (Realtime)</text:p>
          </table:table-cell>
          <table:table-cell table:formula="of:=COM.SMF.TICKER.GETINFO.PYTHON.SMFIMPL.GETYAHOO([.A1];39)" office:value-type="string" office:string-value="&quot;N/A - N/A&quot;">
            <text:p>"N/A - N/A"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g6: Holdings Gain (Realtime)</text:p>
          </table:table-cell>
          <table:table-cell table:formula="of:=COM.SMF.TICKER.GETINFO.PYTHON.SMFIMPL.GETYAHOO([.A1];40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: 52 Week High</text:p>
          </table:table-cell>
          <table:table-cell table:formula="of:=COM.SMF.TICKER.GETINFO.PYTHON.SMFIMPL.GETYAHOO([.A1];41)" office:value-type="string" office:string-value="71.09">
            <text:p>71.09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: More Info</text:p>
          </table:table-cell>
          <table:table-cell table:formula="of:=COM.SMF.TICKER.GETINFO.PYTHON.SMFIMPL.GETYAHOO([.A1];42)" office:value-type="string" office:string-value="10142547">
            <text:p>1014254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: 52 week Low</text:p>
          </table:table-cell>
          <table:table-cell table:formula="of:=COM.SMF.TICKER.GETINFO.PYTHON.SMFIMPL.GETYAHOO([.A1];43)" office:value-type="string" office:string-value="53.95">
            <text:p>53.95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1: Market Cap</text:p>
          </table:table-cell>
          <table:table-cell table:formula="of:=COM.SMF.TICKER.GETINFO.PYTHON.SMFIMPL.GETYAHOO([.A1];44)" office:value-type="string" office:string-value="86.833B">
            <text:p>86.833B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5: Change From 52 Week Low</text:p>
          </table:table-cell>
          <table:table-cell table:formula="of:=COM.SMF.TICKER.GETINFO.PYTHON.SMFIMPL.GETYAHOO([.A1];45)" office:value-type="string" office:string-value="+17.05">
            <text:p>+17.05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j3: Market Cap (Realtime)</text:p>
          </table:table-cell>
          <table:table-cell table:formula="of:=COM.SMF.TICKER.GETINFO.PYTHON.SMFIMPL.GETYAHOO([.A1];46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4: Change From 52 week High</text:p>
          </table:table-cell>
          <table:table-cell table:formula="of:=COM.SMF.TICKER.GETINFO.PYTHON.SMFIMPL.GETYAHOO([.A1];47)" office:value-type="string" office:string-value="-0.09">
            <text:p>-0.09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6: Float Shares</text:p>
          </table:table-cell>
          <table:table-cell table:formula="of:=COM.SMF.TICKER.GETINFO.PYTHON.SMFIMPL.GETYAHOO([.A1];48)" office:value-type="string" office:string-value="1,221,343,000">
            <text:p>1,221,343,0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6: Percent Change From 52 week Low</text:p>
          </table:table-cell>
          <table:table-cell table:formula="of:=COM.SMF.TICKER.GETINFO.PYTHON.SMFIMPL.GETYAHOO([.A1];49)" office:value-type="string" office:string-value="+31.60%">
            <text:p>+31.6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: Company Name</text:p>
          </table:table-cell>
          <table:table-cell table:formula="of:=COM.SMF.TICKER.GETINFO.PYTHON.SMFIMPL.GETYAHOO([.A1];50)" office:value-type="string" office:string-value="&quot;ConocoPhillips Co&quot;">
            <text:p>"ConocoPhillips Co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5: Percent Change From 52 week High</text:p>
          </table:table-cell>
          <table:table-cell table:formula="of:=COM.SMF.TICKER.GETINFO.PYTHON.SMFIMPL.GETYAHOO([.A1];51)" office:value-type="string" office:string-value="-0.13%">
            <text:p>-0.13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4: Notes</text:p>
          </table:table-cell>
          <table:table-cell table:formula="of:=COM.SMF.TICKER.GETINFO.PYTHON.SMFIMPL.GETYAHOO([.A1];52)" office:value-type="string" office:string-value="&quot;-&quot;">
            <text:p>"-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w: 52 week Range</text:p>
          </table:table-cell>
          <table:table-cell table:formula="of:=COM.SMF.TICKER.GETINFO.PYTHON.SMFIMPL.GETYAHOO([.A1];53)" office:value-type="string" office:string-value="&quot;53.95 - 71.09&quot;">
            <text:p>"53.95 - 71.09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1: Shares Owned</text:p>
          </table:table-cell>
          <table:table-cell table:formula="of:=COM.SMF.TICKER.GETINFO.PYTHON.SMFIMPL.GETYAHOO([.A1];54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: Stock Exchange</text:p>
          </table:table-cell>
          <table:table-cell table:formula="of:=COM.SMF.TICKER.GETINFO.PYTHON.SMFIMPL.GETYAHOO([.A1];55)" office:value-type="string" office:string-value="&quot;NYSE&quot;">
            <text:p>"NYSE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2: Shares Outstanding</text:p>
          </table:table-cell>
          <table:table-cell table:formula="of:=COM.SMF.TICKER.GETINFO.PYTHON.SMFIMPL.GETYAHOO([.A1];56)" office:value-type="string" office:string-value="1,223,007,000">
            <text:p>1,223,007,0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: Volume<text:tab/></text:p>
          </table:table-cell>
          <table:table-cell table:formula="of:=COM.SMF.TICKER.GETINFO.PYTHON.SMFIMPL.GETYAHOO([.A1];57)" office:value-type="string" office:string-value="10142547">
            <text:p>1014254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5: Ask Size<text:tab/></text:p>
          </table:table-cell>
          <table:table-cell table:formula="of:=COM.SMF.TICKER.GETINFO.PYTHON.SMFIMPL.GETYAHOO([.A1];58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6: Bid Size</text:p>
          </table:table-cell>
          <table:table-cell table:formula="of:=COM.SMF.TICKER.GETINFO.PYTHON.SMFIMPL.GETYAHOO([.A1];59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3: Last Trade Size</text:p>
          </table:table-cell>
          <table:table-cell table:formula="of:=COM.SMF.TICKER.GETINFO.PYTHON.SMFIMPL.GETYAHOO([.A1];60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7: Ticker Trend</text:p>
          </table:table-cell>
          <table:table-cell table:formula="of:=COM.SMF.TICKER.GETINFO.PYTHON.SMFIMPL.GETYAHOO([.A1];61)" office:value-type="string" office:string-value="&quot;&amp;nbsp;=+===+&amp;nbsp;&quot;">
            <text:p>"&amp;nbsp;=+===+&amp;nbsp;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2: Average Daily Volume</text:p>
          </table:table-cell>
          <table:table-cell table:formula="of:=COM.SMF.TICKER.GETINFO.PYTHON.SMFIMPL.GETYAHOO([.A1];62)" office:value-type="string" office:string-value="5729170">
            <text:p>572917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6: Trade Links</text:p>
          </table:table-cell>
          <table:table-cell table:formula="of:=COM.SMF.TICKER.GETINFO.PYTHON.SMFIMPL.GETYAHOO([.A1];63)" office:value-type="string" office:string-value="&quot;&lt;a href=&quot;http://edit.finance.yahoo.com/ef?.intl=us&amp;.done=http://finance.yahoo.com/d/quotes.csv%3fs%3dCOP%26f%3dt6&quot;&gt;Choose&amp;nbsp;Brokerage&lt;/a&gt;&quot;">
            <text:p>"&lt;a href="http://edit.finance.yahoo.com/ef?.intl=us&amp;.done=http://finance.yahoo.com/d/quotes.csv%3fs%3dCOP%26f%3dt6"&gt;Choose&amp;nbsp;Brokerage&lt;/a&gt;"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5: Order Book (Realtime)</text:p>
          </table:table-cell>
          <table:table-cell table:formula="of:=COM.SMF.TICKER.GETINFO.PYTHON.SMFIMPL.GETYAHOO([.A1];64)" office:value-type="string" office:string-value="&quot;N/A&quot;">
            <text:p>"N/A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2: High Limit</text:p>
          </table:table-cell>
          <table:table-cell table:formula="of:=COM.SMF.TICKER.GETINFO.PYTHON.SMFIMPL.GETYAHOO([.A1];65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: EPS</text:p>
          </table:table-cell>
          <table:table-cell table:formula="of:=COM.SMF.TICKER.GETINFO.PYTHON.SMFIMPL.GETYAHOO([.A1];66)" office:value-type="string" office:string-value="5.995">
            <text:p>5.995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3: Low Limit</text:p>
          </table:table-cell>
          <table:table-cell table:formula="of:=COM.SMF.TICKER.GETINFO.PYTHON.SMFIMPL.GETYAHOO([.A1];67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7: EPS Estimate Current Year</text:p>
          </table:table-cell>
          <table:table-cell table:formula="of:=COM.SMF.TICKER.GETINFO.PYTHON.SMFIMPL.GETYAHOO([.A1];68)" office:value-type="string" office:string-value="5.82">
            <text:p>5.82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1: Holdings Value</text:p>
          </table:table-cell>
          <table:table-cell table:formula="of:=COM.SMF.TICKER.GETINFO.PYTHON.SMFIMPL.GETYAHOO([.A1];69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8: EPS Estimate Next Year</text:p>
          </table:table-cell>
          <table:table-cell table:formula="of:=COM.SMF.TICKER.GETINFO.PYTHON.SMFIMPL.GETYAHOO([.A1];70)" office:value-type="string" office:string-value="6.23">
            <text:p>6.23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v7: Holdings Value (Realtime)</text:p>
          </table:table-cell>
          <table:table-cell table:formula="of:=COM.SMF.TICKER.GETINFO.PYTHON.SMFIMPL.GETYAHOO([.A1];71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9: EPS Estimate Next Quarter</text:p>
          </table:table-cell>
          <table:table-cell table:formula="of:=COM.SMF.TICKER.GETINFO.PYTHON.SMFIMPL.GETYAHOO([.A1];72)" office:value-type="string" office:string-value="1.60">
            <text:p>1.6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6 Revenue</text:p>
          </table:table-cell>
          <table:table-cell table:formula="of:=COM.SMF.TICKER.GETINFO.PYTHON.SMFIMPL.GETYAHOO([.A1];73)" office:value-type="string" office:string-value="59.585B">
            <text:p>59.585B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4: Book Value<text:tab/></text:p>
          </table:table-cell>
          <table:table-cell table:formula="of:=COM.SMF.TICKER.GETINFO.PYTHON.SMFIMPL.GETYAHOO([.A1];74)" office:value-type="string" office:string-value="39.663">
            <text:p>39.66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4: EBITDA<text:tab/></text:p>
          </table:table-cell>
          <table:table-cell table:formula="of:=COM.SMF.TICKER.GETINFO.PYTHON.SMFIMPL.GETYAHOO([.A1];75)" office:value-type="string" office:string-value="21.975B">
            <text:p>21.975B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5: Price / Sales<text:tab/></text:p>
          </table:table-cell>
          <table:table-cell table:formula="of:=COM.SMF.TICKER.GETINFO.PYTHON.SMFIMPL.GETYAHOO([.A1];76)" office:value-type="string" office:string-value="1.45">
            <text:p>1.45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6: Price / Book<text:tab/></text:p>
          </table:table-cell>
          <table:table-cell table:formula="of:=COM.SMF.TICKER.GETINFO.PYTHON.SMFIMPL.GETYAHOO([.A1];77)" office:value-type="string" office:string-value="1.79">
            <text:p>1.79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: P/E Ratio<text:tab/></text:p>
          </table:table-cell>
          <table:table-cell table:formula="of:=COM.SMF.TICKER.GETINFO.PYTHON.SMFIMPL.GETYAHOO([.A1];78)" office:value-type="string" office:string-value="11.82">
            <text:p>11.82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2: P/E Ratio (Realtime)<text:tab/></text:p>
          </table:table-cell>
          <table:table-cell table:formula="of:=COM.SMF.TICKER.GETINFO.PYTHON.SMFIMPL.GETYAHOO([.A1];79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5: PEG Ratio<text:tab/></text:p>
          </table:table-cell>
          <table:table-cell table:formula="of:=COM.SMF.TICKER.GETINFO.PYTHON.SMFIMPL.GETYAHOO([.A1];80)" office:value-type="string" office:string-value="2.83">
            <text:p>2.8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6: Price / EPS Estimate Current Year<text:tab/></text:p>
          </table:table-cell>
          <table:table-cell table:formula="of:=COM.SMF.TICKER.GETINFO.PYTHON.SMFIMPL.GETYAHOO([.A1];81)" office:value-type="string" office:string-value="12.17">
            <text:p>12.1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7: Price / EPS Estimate Next Year<text:tab/></text:p>
          </table:table-cell>
          <table:table-cell table:formula="of:=COM.SMF.TICKER.GETINFO.PYTHON.SMFIMPL.GETYAHOO([.A1];82)" office:value-type="string" office:string-value="11.37">
            <text:p>11.3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7: Short Ratio</text:p>
          </table:table-cell>
          <table:table-cell table:formula="of:=COM.SMF.TICKER.GETINFO.PYTHON.SMFIMPL.GETYAHOO([.A1];83)" office:value-type="string" office:string-value="4.90">
            <text:p>4.90</text:p>
          </table:table-cell>
          <table:table-cell table:number-columns-repeated="1021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3-09-18T14:20:40</meta:creation-date>
    <dc:date>2013-09-21T16:42:12</dc:date>
    <dc:creator>Dave </dc:creator>
    <meta:editing-duration>PT42M39S</meta:editing-duration>
    <meta:editing-cycles>9</meta:editing-cycles>
    <meta:generator>LibreOffice/3.5$Linux_X86_64 LibreOffice_project/350m1$Build-2</meta:generator>
    <meta:document-statistic meta:table-count="4" meta:cell-count="167" meta:object-count="0"/>
  </office:meta>
</office:document-meta>
</file>